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6b692" officeooo:paragraph-rsid="0016b69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b692" officeooo:paragraph-rsid="0016b69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9bbe3" officeooo:paragraph-rsid="0019bbe3" style:font-weight-asian="bold" style:font-weight-complex="bold"/>
    </style:style>
    <style:style style:name="T1" style:family="text">
      <style:text-properties officeooo:rsid="0016b69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bbe3" style:font-weight-asian="normal" style:font-weight-complex="normal"/>
    </style:style>
    <style:style style:name="T4" style:family="text">
      <style:text-properties officeooo:rsid="0019bb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:</text:p>
      <text:p text:style-name="Standard"><text:tab/>- <text:span text:style-name="T1">Scan RSSI xung quanh. gửi lên server toàn bộ.</text:span></text:p>
      <text:p text:style-name="P2">Server:</text:p>
      <text:p text:style-name="P2"><text:tab/>B1:<text:span text:style-name="T2"> Nhận dữ liệu RSSI từ ESP</text:span></text:p>
      <text:p text:style-name="P3"><text:span text:style-name="T2"><text:tab/><text:tab/></text:span><text:span text:style-name="T3">RSSI được gửi từ ESP </text:span></text:p>
      <text:p text:style-name="P2"><text:tab/>B2:<text:span text:style-name="T2"> Lọc và loại các RSSI không thuộc hệ thống.</text:span></text:p>
      <text:p text:style-name="P3"><text:span text:style-name="T2"><text:tab/><text:tab/></text:span><text:span text:style-name="T3">Các RSSI thuộc hệ thống.</text:span></text:p>
      <text:p text:style-name="P2"><text:tab/>B3:<text:span text:style-name="T2"> Phân loại Fixed và Moving Beacon.</text:span></text:p>
      <text:p text:style-name="P4"><text:span text:style-name="T2">RSSI của Fixed Beacon. RSS</text:span></text:p>
      <text:p text:style-name="P2"><text:tab/>B4<text:span text:style-name="T2">: Tính R_mean của tất cả Fixed Beacon.</text:span></text:p>
      <text:p text:style-name="P3"><text:span text:style-name="T2"/></text:p>
      <text:p text:style-name="P2"><text:tab/>B5<text:span text:style-name="T2">: Phân loại Ref_mean Beacon và Ref_pathloss Beacon trong Fixed Beacons </text:span></text:p>
      <text:p text:style-name="P3"><text:span text:style-name="T2"/></text:p>
      <text:p text:style-name="P2"><text:tab/>B6<text:span text:style-name="T2">: Correct RSSI của Moving Beacon và Ref_pathloss Beacon dựa vào Ref_mean Beacon.</text:span></text:p>
      <text:p text:style-name="P3"><text:span text:style-name="T2"/></text:p>
      <text:p text:style-name="P2"><text:tab/>B7<text:span text:style-name="T2">: Dùng Kalman cho Moving Beacon và Ref_pathloss Beacon </text:span></text:p>
      <text:p text:style-name="P3"><text:span text:style-name="T2"/></text:p>
      <text:p text:style-name="P2"><text:tab/>B8<text:span text:style-name="T2">: Sử dụng Ref_pathloss và khoảng cách của nó đến ESP để tính path_loss.</text:span></text:p>
      <text:p text:style-name="P3"><text:span text:style-name="T2"/></text:p>
      <text:p text:style-name="P2"><text:tab/>B9<text:span text:style-name="T2">: Sử dụng path_loss ở B8 để tính distance của Moving Beacon.</text:span></text:p>
      <text:p text:style-name="P3"><text:span text:style-name="T2"/></text:p>
      <text:p text:style-name="P2"><text:tab/>B10<text:span text:style-name="T2">: Đưa các distance ở B9 vào MLE_PSO để tính vị trí </text:span></text:p>
      <text:p text:style-name="P2">Output:</text:p>
      <text:p text:style-name="P2"><text:span text:style-name="T2"><text:tab/>- Hiển thị vị trí ở B10-Server 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6:10:14.711113725</meta:creation-date>
    <dc:date>2019-12-04T16:57:49.354222316</dc:date>
    <meta:editing-duration>PT37M2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38" meta:character-count="735" meta:non-whitespace-character-count="594"/>
  </office:meta>
</office:document-meta>
</file>